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Arabic">
      <style:paragraph-properties fo:line-height="100%"/>
      <style:text-properties fo:font-size="24pt" officeooo:rsid="001acddd" officeooo:paragraph-rsid="001acddd" style:font-size-asian="24pt" style:font-size-complex="24pt"/>
    </style:style>
    <style:style style:name="P2" style:family="paragraph" style:parent-style-name="Arabic">
      <style:paragraph-properties fo:line-height="100%"/>
      <style:text-properties fo:font-size="24pt" officeooo:rsid="001c569a" officeooo:paragraph-rsid="004e3eb7" style:font-size-asian="24pt" style:font-size-complex="24pt"/>
    </style:style>
    <style:style style:name="P3" style:family="paragraph" style:parent-style-name="Arabic">
      <style:paragraph-properties fo:line-height="100%"/>
      <style:text-properties fo:font-size="24pt" officeooo:rsid="001f413f" officeooo:paragraph-rsid="001f413f" style:font-size-asian="24pt" style:font-size-complex="24pt"/>
    </style:style>
    <style:style style:name="P4" style:family="paragraph" style:parent-style-name="Arabic">
      <style:paragraph-properties fo:line-height="100%"/>
      <style:text-properties fo:font-size="24pt" officeooo:rsid="00221581" officeooo:paragraph-rsid="00221581" style:font-size-asian="24pt" style:font-size-complex="24pt"/>
    </style:style>
    <style:style style:name="P5" style:family="paragraph" style:parent-style-name="Arabic">
      <style:paragraph-properties fo:line-height="100%"/>
      <style:text-properties fo:font-size="24pt" officeooo:rsid="0022cf03" officeooo:paragraph-rsid="0022cf03" style:font-size-asian="24pt" style:font-size-complex="24pt"/>
    </style:style>
    <style:style style:name="P6" style:family="paragraph" style:parent-style-name="Arabic">
      <style:paragraph-properties fo:line-height="100%"/>
      <style:text-properties fo:font-size="24pt" officeooo:rsid="0024c344" officeooo:paragraph-rsid="0024c344" style:font-size-asian="24pt" style:font-size-complex="24pt"/>
    </style:style>
    <style:style style:name="P7" style:family="paragraph" style:parent-style-name="Arabic">
      <style:paragraph-properties fo:line-height="100%"/>
      <style:text-properties fo:font-size="24pt" officeooo:rsid="0025f370" officeooo:paragraph-rsid="0025f370" style:font-size-asian="24pt" style:font-size-complex="24pt"/>
    </style:style>
    <style:style style:name="P8" style:family="paragraph" style:parent-style-name="Arabic">
      <style:paragraph-properties fo:line-height="100%"/>
      <style:text-properties fo:font-size="24pt" officeooo:rsid="00274812" officeooo:paragraph-rsid="00274812" style:font-size-asian="24pt" style:font-size-complex="24pt"/>
    </style:style>
    <style:style style:name="P9" style:family="paragraph" style:parent-style-name="Arabic">
      <style:paragraph-properties fo:line-height="100%"/>
      <style:text-properties fo:font-size="24pt" officeooo:rsid="0027a7bf" officeooo:paragraph-rsid="0027a7bf" style:font-size-asian="24pt" style:font-size-complex="24pt"/>
    </style:style>
    <style:style style:name="P10" style:family="paragraph" style:parent-style-name="Arabic">
      <style:paragraph-properties fo:line-height="100%"/>
      <style:text-properties fo:font-size="24pt" officeooo:rsid="0028e7e2" officeooo:paragraph-rsid="0028e7e2" style:font-size-asian="24pt" style:font-size-complex="24pt"/>
    </style:style>
    <style:style style:name="P11" style:family="paragraph" style:parent-style-name="Arabic">
      <style:paragraph-properties fo:line-height="100%"/>
      <style:text-properties fo:font-size="24pt" style:font-size-asian="24pt" style:font-size-complex="24pt"/>
    </style:style>
    <style:style style:name="P12" style:family="paragraph" style:parent-style-name="Arabic">
      <style:paragraph-properties fo:line-height="100%"/>
      <style:text-properties fo:font-size="24pt" officeooo:rsid="002e7a6b" officeooo:paragraph-rsid="002e7a6b" style:font-size-asian="24pt" style:font-size-complex="24pt"/>
    </style:style>
    <style:style style:name="P13" style:family="paragraph" style:parent-style-name="Arabic">
      <style:paragraph-properties fo:line-height="100%"/>
      <style:text-properties fo:font-size="24pt" officeooo:rsid="00300a5f" officeooo:paragraph-rsid="00300a5f" style:font-size-asian="24pt" style:font-size-complex="24pt"/>
    </style:style>
    <style:style style:name="P14" style:family="paragraph" style:parent-style-name="Arabic">
      <style:paragraph-properties fo:line-height="100%"/>
      <style:text-properties fo:font-size="24pt" officeooo:rsid="00302a0e" officeooo:paragraph-rsid="00302a0e" style:font-size-asian="24pt" style:font-size-complex="24pt"/>
    </style:style>
    <style:style style:name="P15" style:family="paragraph" style:parent-style-name="Arabic">
      <style:paragraph-properties fo:line-height="100%"/>
      <style:text-properties fo:font-size="24pt" officeooo:rsid="0031ad6f" officeooo:paragraph-rsid="0031ad6f" style:font-size-asian="24pt" style:font-size-complex="24pt"/>
    </style:style>
    <style:style style:name="P16" style:family="paragraph" style:parent-style-name="Arabic">
      <style:paragraph-properties fo:line-height="100%"/>
      <style:text-properties fo:font-size="24pt" officeooo:rsid="0031dc0b" officeooo:paragraph-rsid="0031dc0b" style:font-size-asian="24pt" style:font-size-complex="24pt"/>
    </style:style>
    <style:style style:name="P17" style:family="paragraph" style:parent-style-name="Arabic">
      <style:paragraph-properties fo:line-height="100%"/>
      <style:text-properties fo:font-size="24pt" officeooo:rsid="00326cd5" officeooo:paragraph-rsid="00326cd5" style:font-size-asian="24pt" style:font-size-complex="24pt"/>
    </style:style>
    <style:style style:name="P18" style:family="paragraph" style:parent-style-name="Arabic">
      <style:paragraph-properties fo:line-height="100%"/>
      <style:text-properties fo:font-size="24pt" officeooo:rsid="003560b4" officeooo:paragraph-rsid="003560b4" style:font-size-asian="24pt" style:font-size-complex="24pt"/>
    </style:style>
    <style:style style:name="P19" style:family="paragraph" style:parent-style-name="Arabic">
      <style:paragraph-properties fo:line-height="100%"/>
      <style:text-properties fo:font-size="24pt" officeooo:rsid="00364341" officeooo:paragraph-rsid="00364341" style:font-size-asian="24pt" style:font-size-complex="24pt"/>
    </style:style>
    <style:style style:name="P20" style:family="paragraph" style:parent-style-name="Arabic">
      <style:paragraph-properties fo:line-height="100%"/>
      <style:text-properties fo:font-size="24pt" officeooo:rsid="003835f9" officeooo:paragraph-rsid="003835f9" style:font-size-asian="24pt" style:font-size-complex="24pt"/>
    </style:style>
    <style:style style:name="P21" style:family="paragraph" style:parent-style-name="Arabic">
      <style:paragraph-properties fo:line-height="100%"/>
      <style:text-properties fo:font-size="24pt" officeooo:rsid="0039d8a2" officeooo:paragraph-rsid="0039d8a2" style:font-size-asian="24pt" style:font-size-complex="24pt"/>
    </style:style>
    <style:style style:name="P22" style:family="paragraph" style:parent-style-name="Arabic">
      <style:paragraph-properties fo:line-height="100%"/>
      <style:text-properties fo:font-size="24pt" officeooo:rsid="003ab0e2" officeooo:paragraph-rsid="003ab0e2" style:font-size-asian="24pt" style:font-size-complex="24pt"/>
    </style:style>
    <style:style style:name="P23" style:family="paragraph" style:parent-style-name="Arabic">
      <style:paragraph-properties fo:line-height="100%"/>
      <style:text-properties fo:font-size="24pt" officeooo:rsid="003b4415" officeooo:paragraph-rsid="003b4415" style:font-size-asian="24pt" style:font-size-complex="24pt"/>
    </style:style>
    <style:style style:name="P24" style:family="paragraph" style:parent-style-name="Arabic">
      <style:paragraph-properties fo:line-height="100%"/>
      <style:text-properties fo:font-size="24pt" officeooo:rsid="003ca20f" officeooo:paragraph-rsid="003ca20f" style:font-size-asian="24pt" style:font-size-complex="24pt"/>
    </style:style>
    <style:style style:name="P25" style:family="paragraph" style:parent-style-name="Arabic">
      <style:paragraph-properties fo:line-height="100%"/>
      <style:text-properties fo:font-size="24pt" officeooo:rsid="003ccd43" officeooo:paragraph-rsid="003ccd43" style:font-size-asian="24pt" style:font-size-complex="24pt"/>
    </style:style>
    <style:style style:name="P26" style:family="paragraph" style:parent-style-name="Arabic">
      <style:paragraph-properties fo:line-height="100%"/>
      <style:text-properties fo:font-size="24pt" officeooo:rsid="003d6dd0" officeooo:paragraph-rsid="003d6dd0" style:font-size-asian="24pt" style:font-size-complex="24pt"/>
    </style:style>
    <style:style style:name="P27" style:family="paragraph" style:parent-style-name="Arabic">
      <style:paragraph-properties fo:line-height="100%"/>
      <style:text-properties fo:font-size="24pt" officeooo:rsid="003db53b" officeooo:paragraph-rsid="003db53b" style:font-size-asian="24pt" style:font-size-complex="24pt"/>
    </style:style>
    <style:style style:name="P28" style:family="paragraph" style:parent-style-name="Arabic">
      <style:paragraph-properties fo:line-height="100%"/>
      <style:text-properties fo:font-size="24pt" officeooo:rsid="003efe3a" officeooo:paragraph-rsid="003efe3a" style:font-size-asian="24pt" style:font-size-complex="24pt"/>
    </style:style>
    <style:style style:name="P29" style:family="paragraph" style:parent-style-name="Arabic">
      <style:paragraph-properties fo:line-height="100%"/>
      <style:text-properties fo:font-size="24pt" officeooo:rsid="003f82cd" officeooo:paragraph-rsid="003f82cd" style:font-size-asian="24pt" style:font-size-complex="24pt"/>
    </style:style>
    <style:style style:name="P30" style:family="paragraph" style:parent-style-name="Arabic">
      <style:paragraph-properties fo:line-height="100%"/>
      <style:text-properties fo:font-size="24pt" officeooo:rsid="003fe16f" officeooo:paragraph-rsid="003fe16f" style:font-size-asian="24pt" style:font-size-complex="24pt"/>
    </style:style>
    <style:style style:name="P31" style:family="paragraph" style:parent-style-name="Arabic">
      <style:paragraph-properties fo:line-height="100%"/>
      <style:text-properties fo:font-size="24pt" officeooo:rsid="0014ccbf" style:font-size-asian="24pt" style:font-size-complex="24pt"/>
    </style:style>
    <style:style style:name="P32" style:family="paragraph" style:parent-style-name="Arabic">
      <style:paragraph-properties fo:line-height="100%"/>
      <style:text-properties fo:font-size="24pt" officeooo:rsid="004e3eb7" officeooo:paragraph-rsid="004e3eb7" style:font-size-asian="24pt" style:font-size-complex="24pt"/>
    </style:style>
    <style:style style:name="P33" style:family="paragraph" style:parent-style-name="Arabic">
      <style:paragraph-properties fo:line-height="100%"/>
      <style:text-properties fo:font-size="24pt" officeooo:rsid="00417ce1" officeooo:paragraph-rsid="00417ce1" style:font-size-asian="24pt" style:font-size-complex="24pt"/>
    </style:style>
    <style:style style:name="P34" style:family="paragraph" style:parent-style-name="Arabic">
      <style:paragraph-properties fo:line-height="100%"/>
      <style:text-properties fo:font-size="24pt" officeooo:rsid="002030cd" officeooo:paragraph-rsid="00582dd1" style:font-size-asian="24pt" style:font-size-complex="24pt"/>
    </style:style>
    <style:style style:name="P35" style:family="paragraph" style:parent-style-name="Arabic">
      <style:paragraph-properties fo:line-height="100%"/>
      <style:text-properties officeooo:paragraph-rsid="00417ce1"/>
    </style:style>
    <style:style style:name="P36" style:family="paragraph" style:parent-style-name="Arabic">
      <style:paragraph-properties fo:line-height="100%"/>
      <style:text-properties fo:font-size="24pt" officeooo:rsid="00221581" officeooo:paragraph-rsid="00582dd1" style:font-size-asian="24pt" style:font-size-complex="24pt"/>
    </style:style>
    <style:style style:name="T1" style:family="text">
      <style:text-properties officeooo:rsid="001c7144"/>
    </style:style>
    <style:style style:name="T2" style:family="text">
      <style:text-properties officeooo:rsid="0027a7bf"/>
    </style:style>
    <style:style style:name="T3" style:family="text">
      <style:text-properties officeooo:rsid="0028e7e2"/>
    </style:style>
    <style:style style:name="T4" style:family="text">
      <style:text-properties officeooo:rsid="00297415"/>
    </style:style>
    <style:style style:name="T5" style:family="text">
      <style:text-properties officeooo:rsid="002c6228"/>
    </style:style>
    <style:style style:name="T6" style:family="text">
      <style:text-properties officeooo:rsid="00300a5f"/>
    </style:style>
    <style:style style:name="T7" style:family="text">
      <style:text-properties officeooo:rsid="00302a0e"/>
    </style:style>
    <style:style style:name="T8" style:family="text">
      <style:text-properties fo:font-size="24pt" officeooo:rsid="00417ce1" style:font-size-asian="24pt" style:font-size-complex="24pt"/>
    </style:style>
    <style:style style:name="T9" style:family="text">
      <style:text-properties fo:font-size="24pt" officeooo:rsid="0055f085" style:font-size-asian="24pt" style:font-size-complex="24pt"/>
    </style:style>
    <style:style style:name="T10" style:family="text">
      <style:text-properties officeooo:rsid="004aa08f"/>
    </style:style>
    <style:style style:name="T11" style:family="text">
      <style:text-properties officeooo:rsid="004e4691"/>
    </style:style>
    <style:style style:name="T12" style:family="text">
      <style:text-properties officeooo:rsid="004e5056"/>
    </style:style>
    <style:style style:name="T13" style:family="text">
      <style:text-properties officeooo:rsid="004f87ee"/>
    </style:style>
    <style:style style:name="T14" style:family="text">
      <style:text-properties officeooo:rsid="004fa60a"/>
    </style:style>
    <style:style style:name="T15" style:family="text">
      <style:text-properties officeooo:rsid="005151db"/>
    </style:style>
    <style:style style:name="T16" style:family="text">
      <style:text-properties officeooo:rsid="0056a007"/>
    </style:style>
    <style:style style:name="T17" style:family="text">
      <style:text-properties officeooo:rsid="00571df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كُنْيَمَا نِ مٖ<text:span text:style-name="T16">ػ</text:span>وْكَ<text:line-break/>تَانْيَامَا حَتَ لِنِ</text:p>
      <text:p text:style-name="P31">وَنَنْڠُ هُنِئٖپُوْكَ<text:line-break/>كُوَأٗنَ نَ تَمَانِ</text:p>
      <text:p text:style-name="P31">والُوْبَاكِ كُنِشِكَ<text:line-break/>سِوَنْڠُ نِ وَ وٖنْدَانِ</text:p>
      <text:p text:style-name="P31">مِمِ نِ مٖوَتٖنْدَانِ<text:line-break/>مْبُوْنَ هُنِپِجَ زِتَ</text:p>
      <text:p text:style-name="P11"/>
      <text:p text:style-name="P31">وَنَانْڠُ مِمِ وَ دَمُ<text:line-break/>وَانَ وَ أُسْوَاحِلِنِ</text:p>
      <text:p text:style-name="P31">أَصِلِ هَوَنَ هَامُ<text:line-break/>يَا كُنِيُوَ نِ نَانِ</text:p>
      <text:p text:style-name="P31">وَمٖنَتِيَ قَؤُمُ<text:line-break/>نَ وَنَ وَ مَجِرَنِ</text:p>
      <text:p text:style-name="P31">كُوْسَ لَنْڠُ كُوْسَ ڠَانِ<text:line-break/>مْبُوْنَ هُنِپِجَ زِتَ</text:p>
      <text:p text:style-name="P11"><text:soft-page-break/></text:p>
      <text:p text:style-name="P31">مِمِ مَامٖنُ سِتَاسَ<text:line-break/>وَلَ سِنَ پُنْڠُوَنِ</text:p>
      <text:p text:style-name="P31">نِ مٖزَا وَ مَمْبَاسَ<text:line-break/>نَ كُنْڠِنٖ زِسِوَنِ</text:p>
      <text:p text:style-name="P31">نِزٖ وَنَ سِيَاسَ<text:line-break/>نَ زِيُوْنْڠُوْزِ وَدِنِ</text:p>
      <text:p text:style-name="P31">مَافُنْدِ وَ كُلَ فَنِ<text:line-break/>نَ مَاشُجَا وَ زِتَ</text:p>
      <text:p text:style-name="P11"/>
      <text:p text:style-name="P1">نْدِمِ مَامَاكٖ مُيَاكَ<text:line-break/>پِيَ مْوٖنْڠ<text:span text:style-name="T7">ٗ</text:span> عَثْمَانِ</text:p>
      <text:p text:style-name="P2">نَ زَهِدِ كَذَلِكَ<text:line-break/><text:span text:style-name="T1">نَ وٖنْڠِ وَاكٖ وٖنْدَانِ</text:span></text:p>
      <text:p text:style-name="P32">عالى كُوْتِ نَ مَتَاكَ<text:line-break/>وٗتٖ مْبوَا مُوْيَ قَرِنِ</text:p>
      <text:p text:style-name="P3">وَلِتُوْكَ مَاتُوْمبونِ<text:line-break/><text:soft-page-break/>وَ كَوَا كَمَ نْيوتَ</text:p>
      <text:p text:style-name="P3"/>
      <text:p text:style-name="P34">اِنْكِشَافِ نْڠ<text:span text:style-name="T10">َ</text:span>لِيَ<text:line-break/>أُكِسٗوْمٖ نَ كِدَنِ</text:p>
      <text:p text:style-name="P34">نْدِپ<text:span text:style-name="T11">ُ</text:span>وْ تَاكَاپُوْ كْوٖلٖيَ<text:line-break/>نِ كْوَامْبِيَاء<text:span text:style-name="T11">ٗ</text:span> مْوٖنْدانِ</text:p>
      <text:p text:style-name="P36">نِ تُوْنْڠٗ زِمٖسَلِيَ<text:line-break/>نَ هَزِفِ اَصِلَانِ</text:p>
      <text:p text:style-name="P4">وَالُوْزِتُنْڠَ نِ نْيَانِ<text:line-break/>نِ وَنَانْڠُ وَالُوْپِتَ</text:p>
      <text:p text:style-name="P4"/>
      <text:p text:style-name="P5">نَ مَالٖنْڠَ وَ مْڤِتَ<text:line-break/>نَ پِ<text:span text:style-name="T12">يَ</text:span> <text:span text:style-name="T16">ػِ</text:span>رَاڠُ دِنِ</text:p>
      <text:p text:style-name="P5">نْيايُو ولِزِفُوَتَ<text:line-break/>هَاوَكُكِرِ اُدُنِ</text:p>
      <text:p text:style-name="P6">نْنَابَهَانِ هُتٖتَ<text:line-break/>لَكِنِ هُفَلِييانِ</text:p>
      <text:p text:style-name="P7"><text:soft-page-break/>نْد<text:span text:style-name="T13">ِ</text:span>يٖ پْوٖكٖ اُوَنْدَانِ<text:line-break/>اِنْڠَا اَمٖ<text:span text:style-name="T2">ئِ</text:span>كِتَ</text:p>
      <text:p text:style-name="P7"/>
      <text:p text:style-name="P8">بَاد<text:span text:style-name="T7">ٗ</text:span> كُزَا نَ وٖزَ<text:line-break/>سِيَاكُوْمَ اُكِنڠُوْنِ</text:p>
      <text:p text:style-name="P8">لَكِنِ مُمٖنِپُوْزَ<text:line-break/>مُمٖ<text:span text:style-name="T2">ئِ</text:span>ت<text:span text:style-name="T7">ٗ</text:span>وَ فُو<text:span text:style-name="T7">ٗ</text:span>نِ</text:p>
      <text:p text:style-name="P9">وَنْڠِنٖ مٖ<text:span text:style-name="T3">ئِتُوكٖزَ<text:line-break/>كُنِپانْڠِيَ كَانُوْنِ</text:span></text:p>
      <text:p text:style-name="P10">مُسَمِيَاتِ كُ<text:span text:style-name="T4">بُ</text:span>وْنِ<text:line-break/><text:span text:style-name="T5">نْيِنْيِ مُلِپُوْنِوَتَ</text:span></text:p>
      <text:p text:style-name="P10"/>
      <text:p text:style-name="P12">هُلِيَ كِسِكِتِكَ<text:line-break/><text:span text:style-name="T17">ػَ</text:span>نْڠَلِيَ جَرِدَنِ</text:p>
      <text:p text:style-name="P12">وٖنْڠِ وَنَاءُ اَنْدِكَ<text:line-break/><text:span text:style-name="T6">سِوَنَانْڠُ نِ وَڠٖنِ</text:span></text:p>
      <text:p text:style-name="P13">اِذَاعَانِ كَذَلِكَ<text:line-break/><text:soft-page-break/>وَپٖكَ تُنْڠ<text:span text:style-name="T7">ٗ نِ نْيَانِ</text:span></text:p>
      <text:p text:style-name="P14">وٖنْڠِ هَاوَتُوْك پْوان<text:line-break/>لِ<text:span text:style-name="T17">ػَ</text:span> كُوَ مْبوا مْڤِتَ</text:p>
      <text:p text:style-name="P14"/>
      <text:p text:style-name="P15">اَنڠَلِيَ نَ زِتَابُ<text:line-break/>زِسُوْمٖشْوَاءٗ شُلٖنِ</text:p>
      <text:p text:style-name="P15">هَازَانْدِكْوِ نَ رَجَبُ<text:line-break/>سِ سُوْدِ وَلَ سِ شَانِ</text:p>
      <text:p text:style-name="P15">ْنْجُوْرٗڠٖ نْدِيٖ كَتِبُ<text:line-break/>اَشِشِيٖؤٗ سُكَانِ</text:p>
      <text:p text:style-name="P15"><text:span text:style-name="T17">ػَ</text:span>ارٗ نَ وَاكٖ وٖنْدانِ<text:line-break/>نَاءٗ نْيُوْمَ هُفُوَتَ</text:p>
      <text:p text:style-name="P15"/>
      <text:p text:style-name="P16">هُوَلِكْوَا كُوْنْڠَمَانٗ<text:line-break/><text:span text:style-name="T17">ػٖ</text:span>نْدَ هُرُدِ نْدِيَا<text:span text:style-name="T14">نِ</text:span></text:p>
      <text:p text:style-name="P16">هُوٗنَ اُتُنْڠُ مْنُو<text:line-break/>كُوَ نْيِنْيِ سِوَأٗنِ</text:p>
      <text:p text:style-name="P16"><text:soft-page-break/>نَ هُزِاُمَ زِتَانِ<text:line-break/>لَكِنِ نِتٖنْدٖ نْنِ</text:p>
      <text:p text:style-name="P16">وَنَانْڠُ مُمٖئِخِنِ<text:line-break/>مَامٖنُ مُمٖنِوَتَ</text:p>
      <text:p text:style-name="P16"/>
      <text:p text:style-name="P17">نَ هُلِيَ كْوَا مَاتُوْزِ<text:line-break/><text:span text:style-name="T17">ػَ</text:span>نْڠَلِيَ مِتِحَانِ</text:p>
      <text:p text:style-name="P17">وَنَفُنْدِ وَ كِبْوٖزِ<text:line-break/>نَ وَ كِسُومُ زِوَنِ</text:p>
      <text:p text:style-name="P17">نْدِوٗ وَنَاءٗ بَارِزِ<text:line-break/>وَلِيُوكُوْ كِلٖلٖنِ</text:p>
      <text:p text:style-name="P17">مُلُوْتُوْكَ كْوٖتُ پْوانِ<text:line-break/>مُكُوْ تِنِ هُكُوْكُوْتَ</text:p>
      <text:p text:style-name="P17"/>
      <text:p text:style-name="P18">وَفَانْيَاءٗ اُتَفِتِ<text:line-break/>وَ أُزَمِلِ <text:span text:style-name="T17">ػُ</text:span>وٗنِ</text:p>
      <text:p text:style-name="P19">وَسْوَاهِلِ نِ كَاتِتِ<text:line-break/><text:soft-page-break/>اَوْ هَوَپَاتِكَانِ</text:p>
      <text:p text:style-name="P20">نِ نْيَانِ نِ مْلَئِتِ<text:line-break/>مْوٖنْيٖ مَاكُوْسَ نِ نْيَانِ</text:p>
      <text:p text:style-name="P21">مِمِ هَامُنِثَمِنِ<text:line-break/>مْڠِنٖ هَامُكُپَاتَ</text:p>
      <text:p text:style-name="P21"/>
      <text:p text:style-name="P22">كِوَسِكِيَ هُنِيْنَ<text:line-break/>هُنِأٗنْڠُوْنْڠَ مُويُوْنِ</text:p>
      <text:p text:style-name="P22">صَرْفَ هَكُنَ تٖنَ<text:line-break/>نَحَؤُ نَ ئِتَمَانِ</text:p>
      <text:p text:style-name="P22">نَ حَتَ لَذَ هَيَانَ<text:line-break/>كَمَ مَشَاپُوْ كَانْوَانِ</text:p>
      <text:p text:style-name="P22">سِئٖلٖوِ هُنٖنَانِ<text:line-break/>هُئِمْبَ اَوْ هُتٖتَ</text:p>
      <text:p text:style-name="P22"/>
      <text:p text:style-name="P23">لَوْ مُيَاكَ تَارُدِ<text:line-break/>اَيْ تٖنَ دُنِيَانِ</text:p>
      <text:p text:style-name="P23"><text:soft-page-break/>موَانَانْڠُ اِتَمْبِدِ<text:line-break/>كْوٖنٖنْدَ مَحَكَمَانِ</text:p>
      <text:p text:style-name="P24">اَئٖتٖ نَ مَشَهِدِ<text:line-break/>وَنِيُوَاءٗ يَقِيْنِ</text:p>
      <text:p text:style-name="P25">نْيُوْتٖ مْوٖنْدٖ ڠٖرٖزَنِ<text:line-break/>كْوَا حَتِيَ كُوَپَاتَ</text:p>
      <text:p text:style-name="P25"/>
      <text:p text:style-name="P26">وَال<text:span text:style-name="T15">لّٰ</text:span>هِ هَمُنَ غٖيْرَ<text:line-break/>وَلَ هَامُوْنَ اِمَانِ</text:p>
      <text:p text:style-name="P26">هَمُنَ لَكُوَكٖرَ<text:line-break/>كُوَ هَمُنِثَمِنِ</text:p>
      <text:p text:style-name="P26">مِمِ نِ كَامَ مْپِوِرِ<text:line-break/>هُتٖزٖوَ اُوَنْدَانِ</text:p>
      <text:p text:style-name="P26">هِپِجْوَا تٖكٖنْدِيَانَ<text:line-break/>نَ كُلَ مْوٖنْيٖ كُپِتَ</text:p>
      <text:p text:style-name="P26"/>
      <text:p text:style-name="P27">حَتَ كْوٖنْيٖ اُشَعِرِ<text:line-break/><text:soft-page-break/>وَاسُوْ وَنْڠُ وَمٖبُوْنِ</text:p>
      <text:p text:style-name="P27">زِلِزٗ حُرُ بَحَارِ<text:line-break/>كْوَا كُوٗلٖزَ وَڠٖنِ</text:p>
      <text:p text:style-name="P27">ممِ هَايُو سِيَاكِرِ<text:line-break/>سِ مَاشَعِرِ كِفَنِ</text:p>
      <text:p text:style-name="P27">هَاىُوْ ىُوْت نِ كْوا نْن<text:line-break/>هزٗ ن مْبنُ زَا زتَ</text:p>
      <text:p text:style-name="P27"/>
      <text:p text:style-name="P28">هَمْبِوَ مْوٖنْيٖوٖ سِنَ<text:line-break/>هِنِ نِ عَجَابُ ڠَانِ</text:p>
      <text:p text:style-name="P28">هُوَاءٖ كاكُوْسَ شِنَ<text:line-break/>كَاوَ نَ تَانْدُ يَانْڠَانِ</text:p>
      <text:p text:style-name="P28">نْيَانِ اَلُوْنِپَ ئِنَ<text:line-break/>اَلُوْنَانْدِكَ نِ نْيَانِ</text:p>
      <text:p text:style-name="P29">كِوَ سِ اُسْوَاحِلِنِ<text:line-break/>نِ وَپِ نَالِپُوپَاتَ</text:p>
      <text:p text:style-name="P29"/>
      <text:p text:style-name="P30"><text:soft-page-break/>كُوَ وٖنْڠِ هُنِنٖنَ<text:line-break/>سِدَلِلِ اَصِلَانِ</text:p>
      <text:p text:style-name="P30">يَاكُوَ مْوٖنْيٖوٖ سِنَ<text:line-break/>كِنْڠٖرٖزَ هَامُوٗنِ</text:p>
      <text:p text:style-name="P30">هُنٖنوَا نَ وٖنْڠِ سَانَ<text:line-break/>پٖمْبٖ زٗتٖ دُنِيَانِ</text:p>
      <text:p text:style-name="P35"><text:span text:style-name="T8">كِنَ نَ كْوَاءٗ سِن</text:span><text:span text:style-name="T9">َ</text:span><text:span text:style-name="T8">انِ<text:line-break/>مِزِيٖ هَئِكُكَاتَ</text:span>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1" svg:font-family="'DejaVu Sans'" style:font-family-generic="swiss"/>
    <style:font-face style:name="Scheherazade" svg:font-family="Scheherazade" style:font-pitch="variable"/>
    <style:font-face style:name="Scheherazade1" svg:font-family="Scheherazade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ejaVu Sans" style:font-size-complex="12pt" style:language-complex="ar" style:country-complex="OM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000000" fo:font-size="14pt" fo:font-weight="bold" style:font-size-asian="14pt" style:font-weight-asian="bold" style:font-size-complex="14pt" style:font-weight-complex="bold"/>
    </style:style>
    <style:style style:name="Arabic" style:family="paragraph" style:master-page-name="">
      <style:paragraph-properties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="Scheherazade" fo:font-family="Scheherazade" style:font-pitch="variable" fo:font-size="24pt" officeooo:rsid="000e6b34" style:font-size-asian="21pt" style:font-name-complex="Scheherazade" style:font-family-complex="Scheherazade" style:font-pitch-complex="variable" style:font-size-complex="2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Roman" style:family="paragraph" style:master-page-name="">
      <style:paragraph-properties fo:text-align="end" style:justify-single-word="false" style:page-number="auto" style:writing-mode="lr-tb"/>
      <style:text-properties officeooo:rsid="002e6bc8" style:font-size-asian="10.5pt" style:font-name-complex="Scheherazade1" style:font-family-complex="Scheherazade" style:font-style-name-complex="Regular" style:font-pitch-complex="variable" style:font-size-complex="24pt"/>
    </style:style>
    <style:style style:name="Translation" style:family="paragraph" style:master-page-name="">
      <style:paragraph-properties fo:text-align="end" style:justify-single-word="false" style:page-number="auto" style:writing-mode="lr-tb"/>
      <style:text-properties fo:font-style="italic" officeooo:rsid="0034e0d3" style:font-size-asian="10.5pt" style:font-name-complex="Scheherazade1" style:font-family-complex="Scheherazade" style:font-style-name-complex="Regular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2T09:00:01.354400123</meta:creation-date>
    <meta:editing-duration>P1DT11H34M24S</meta:editing-duration>
    <meta:editing-cycles>70</meta:editing-cycles>
    <meta:generator>LibreOffice/4.2.4.2$Linux_X86_64 LibreOffice_project/420m0$Build-2</meta:generator>
    <dc:title>andika</dc:title>
    <dc:date>2014-09-01T10:59:23.856549696</dc:date>
    <dc:creator>Kevin Donnelly</dc:creator>
    <meta:document-statistic meta:table-count="0" meta:image-count="0" meta:object-count="0" meta:page-count="10" meta:paragraph-count="72" meta:word-count="423" meta:character-count="1848" meta:non-whitespace-character-count="1497"/>
  </office:meta>
</office:document-meta>
</file>